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1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1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4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5" office:value-type="string" calcext:value-type="string" table:number-columns-spanned="2" table:number-rows-spanned="1">
              <text:p>D060-QG3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2" office:value-type="string" calcext:value-type="string">
              <text:p>Mise à jour</text:p>
            </table:table-cell>
            <table:table-cell table:style-name="ce136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158" table:number-columns-repeated="1009"/>
          </table:table-row>
          <table:table-row table:style-name="ro2">
            <table:table-cell table:style-name="ce4" office:value-type="string" calcext:value-type="string">
              <text:p>7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3"/>
            <table:table-cell table:style-name="ce30" office:value-type="float" office:value="2" calcext:value-type="float">
              <text:p>2</text:p>
            </table:table-cell>
            <table:table-cell table:style-name="ce148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 Paramètres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4" office:value-type="string" calcext:value-type="string" table:number-columns-spanned="3" table:number-rows-spanned="1">
              <text:p>Ressources</text:p>
            </table:table-cell>
            <table:covered-table-cell table:style-name="ce137"/>
            <table:covered-table-cell table:style-name="ce149"/>
            <table:table-cell/>
            <table:table-cell table:style-name="ce160" table:number-columns-spanned="2" table:number-rows-spanned="1"/>
            <table:covered-table-cell table:style-name="ce160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IHM v3 (paramètres simples sur les courbes)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6 jours</text:p>
          </table:table-cell>
          <table:table-cell table:style-name="ce98" office:value-type="date" office:date-value="2016-01-21" calcext:value-type="date">
            <text:p>21/01/16</text:p>
          </table:table-cell>
          <table:table-cell table:style-name="ce98" office:value-type="date" office:date-value="2016-01-28" calcext:value-type="date">
            <text:p>28/01/16</text:p>
          </table:table-cell>
          <table:table-cell table:style-name="ce110" office:value-type="currency" office:currency="EUR" office:value="900" calcext:value-type="currency">
            <text:p>900,00 €</text:p>
          </table:table-cell>
          <table:table-cell table:style-name="ce85"/>
          <table:table-cell table:style-name="ce125" office:value-type="string" calcext:value-type="string" table:number-columns-spanned="3" table:number-rows-spanned="2">
            <text:p>6 jours-hommes</text:p>
          </table:table-cell>
          <table:covered-table-cell table:style-name="ce138"/>
          <table:covered-table-cell table:style-name="ce150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1" table:number-columns-spanned="2" table:number-rows-spanned="1"/>
          <table:covered-table-cell table:style-name="ce116"/>
          <table:covered-table-cell table:style-name="ce126"/>
          <table:covered-table-cell table:style-name="ce139"/>
          <table:covered-table-cell table:style-name="ce151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49"/>
          <table:table-cell table:style-name="ce88" office:value-type="string" calcext:value-type="string">
            <text:p>2 jours</text:p>
          </table:table-cell>
          <table:table-cell table:style-name="ce101" office:value-type="date" office:date-value="2016-01-21" calcext:value-type="date">
            <text:p>21/01/16</text:p>
          </table:table-cell>
          <table:table-cell table:style-name="ce101" office:value-type="date" office:date-value="2016-01-22" calcext:value-type="date">
            <text:p>22/01/16</text:p>
          </table:table-cell>
          <table:table-cell table:style-name="ce112" office:value-type="currency" office:currency="EUR" office:value="300" calcext:value-type="currency">
            <text:p>300,00 €</text:p>
          </table:table-cell>
          <table:table-cell table:style-name="ce88"/>
          <table:table-cell table:style-name="ce127" office:value-type="string" calcext:value-type="string" table:number-columns-spanned="3" table:number-rows-spanned="2">
            <text:p>2 jours-hommes</text:p>
          </table:table-cell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1" office:value-type="string" calcext:value-type="string">
            <text:p>7.1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style-name="ce128"/>
          <table:covered-table-cell table:style-name="ce141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7.2</text:p>
          </table:table-cell>
          <table:table-cell table:style-name="ce36" office:value-type="string" calcext:value-type="string" table:number-columns-spanned="6" table:number-rows-spanned="1">
            <text:p>Paramètres simples</text:p>
          </table:table-cell>
          <table:covered-table-cell table:number-columns-repeated="5" table:style-name="ce36"/>
          <table:table-cell table:style-name="ce90" office:value-type="string" calcext:value-type="string">
            <text:p>4 jours</text:p>
          </table:table-cell>
          <table:table-cell table:style-name="ce103" office:value-type="date" office:date-value="2016-01-25" calcext:value-type="date">
            <text:p>25/01/16</text:p>
          </table:table-cell>
          <table:table-cell table:style-name="ce103" office:value-type="date" office:date-value="2016-01-28" calcext:value-type="date">
            <text:p>28/01/16</text:p>
          </table:table-cell>
          <table:table-cell table:style-name="ce114" office:value-type="currency" office:currency="EUR" office:value="600" calcext:value-type="currency">
            <text:p>600,00 €</text:p>
          </table:table-cell>
          <table:table-cell table:style-name="ce90"/>
          <table:table-cell table:style-name="ce129" office:value-type="string" calcext:value-type="string" table:number-columns-spanned="3" table:number-rows-spanned="2">
            <text:p>4 jours-hommes</text:p>
          </table:table-cell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9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3" table:number-columns-spanned="2" table:number-rows-spanned="1"/>
          <table:covered-table-cell table:style-name="ce117"/>
          <table:covered-table-cell table:number-columns-repeated="2" table:style-name="ce130"/>
          <table:covered-table-cell table:style-name="ce154"/>
          <table:table-cell table:style-name="ce159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1" table:number-columns-spanned="3" table:number-rows-spanned="2"/>
          <table:covered-table-cell table:style-name="ce130"/>
          <table:covered-table-cell table:style-name="ce154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5" table:number-columns-spanned="2" table:number-rows-spanned="1"/>
          <table:covered-table-cell table:style-name="ce118"/>
          <table:covered-table-cell table:number-columns-repeated="2" table:style-name="ce132"/>
          <table:covered-table-cell table:style-name="ce155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9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2" table:number-columns-spanned="2" table:number-rows-spanned="1"/>
          <table:covered-table-cell table:style-name="ce156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20"/>
          <table:table-cell table:style-name="ce133"/>
          <table:table-cell table:style-name="ce143" table:formula="of:=IF([.F4]=0;&quot;&quot;;[.F4])" table:number-columns-spanned="2" table:number-rows-spanned="1">
            <text:p/>
          </table:table-cell>
          <table:covered-table-cell table:style-name="ce156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1"/>
          <table:table-cell table:style-name="ce133"/>
          <table:table-cell table:style-name="ce144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7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06.7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6:44.018000000</dc:date>
    <meta:print-date>2003-09-01T15:32:46</meta:print-date>
    <meta:editing-duration>PT1H58M18S</meta:editing-duration>
    <meta:editing-cycles>8</meta:editing-cycles>
    <meta:generator>LibreOffice/4.1.5.3$Windows_x86 LibreOffice_project/1c1366bba2ba2b554cd2ca4d87c06da81c05d24</meta:generator>
    <meta:document-statistic meta:table-count="1" meta:cell-count="70" meta:object-count="0"/>
  </office:meta>
</office:document-meta>
</file>